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1.5638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1.1575in"/>
    </style:style>
    <style:style style:name="ro2" style:family="table-row">
      <style:table-row-properties style:row-height="0.188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content-validations>
        <table:content-validation table:name="val1" table:base-cell-address="Sheet1.D5">
          <table:help-message table:title="Phone Number" table:display="true">
            <text:p>Please enter a U.S. phone number without any spaces or dashes</text:p>
          </table:help-message>
        </table:content-validation>
        <table:content-validation table:name="val2" table:condition="of:cell-content-is-whole-number() and cell-content()=0" table:allow-empty-cell="true" table:base-cell-address="Sheet1.H5">
          <table:error-message table:message-type="stop" table:title="Error - Alert!" table:display="true">
            <text:p>Numbers only please</text:p>
          </table:error-message>
        </table:content-validation>
        <table:content-validation table:name="val3" table:condition="of:cell-content-is-in-list(Departments)" table:allow-empty-cell="true" table:display-list="unsorted" table:base-cell-address="Sheet1.I5"/>
        <table:content-validation table:name="val4" table:condition="of:cell-content-is-in-list(Departments)" table:allow-empty-cell="true" table:display-list="unsorted" table:base-cell-address="Sheet1.I5">
          <table:help-message table:title="Department Choices:" table:display="false">
            <text:p>Please select a value from the drop down list</text:p>
          </table:help-message>
          <table:error-message table:message-type="information" table:title="Department Error." table:display="true">
            <text:p>Value does not match a dropdown list value - Please select a value from the dropdown list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row table:style-name="ro2">
          <table:table-cell table:style-name="ce1"/>
          <table:table-cell table:number-columns-repeated="2"/>
          <table:table-cell table:style-name="ce3"/>
          <table:table-cell table:number-columns-repeated="7"/>
        </table:table-row>
        <table:table-row table:style-name="ro2">
          <table:table-cell table:style-name="ce1"/>
          <table:table-cell office:value-type="string">
            <text:p>Team contact list</text:p>
          </table:table-cell>
          <table:table-cell/>
          <table:table-cell table:style-name="ce3"/>
          <table:table-cell table:number-columns-repeated="7"/>
        </table:table-row>
        <table:table-row table:style-name="ro2">
          <table:table-cell table:number-columns-repeated="3"/>
          <table:table-cell table:style-name="ce3"/>
          <table:table-cell table:number-columns-repeated="7"/>
        </table:table-row>
        <table:table-row table:style-name="ro2">
          <table:table-cell/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4" office:value-type="string">
            <text:p>Phone numb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state 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Group</text:p>
          </table:table-cell>
          <table:table-cell table:style-name="ce2" office:value-type="string">
            <text:p>Salaries</text:p>
          </table:table-cell>
        </table:table-row>
        <table:table-row-group>
          <table:table-row-group>
            <table:table-row-group>
              <table:table-row table:style-name="ro2">
                <table:table-cell/>
                <table:table-cell office:value-type="string">
                  <text:p>Adams</text:p>
                </table:table-cell>
                <table:table-cell office:value-type="string">
                  <text:p>Brian</text:p>
                </table:table-cell>
                <table:table-cell table:style-name="ce3" office:value-type="float" office:value="3375553054">
                  <text:p>3375553054</text:p>
                </table:table-cell>
                <table:table-cell office:value-type="string">
                  <text:p>3485 Hickory</text:p>
                </table:table-cell>
                <table:table-cell office:value-type="string">
                  <text:p>Farmington</text:p>
                </table:table-cell>
                <table:table-cell office:value-type="string">
                  <text:p>OR</text:p>
                </table:table-cell>
                <table:table-cell office:value-type="float" office:value="30267">
                  <text:p>30267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64882">
                  <text:p>$64,882.00</text:p>
                </table:table-cell>
              </table:table-row>
              <table:table-row table:style-name="ro2">
                <table:table-cell/>
                <table:table-cell office:value-type="string">
                  <text:p>Anderson</text:p>
                </table:table-cell>
                <table:table-cell office:value-type="string">
                  <text:p>Patricia</text:p>
                </table:table-cell>
                <table:table-cell table:style-name="ce3" office:value-type="float" office:value="4155530654">
                  <text:p>4155530654</text:p>
                </table:table-cell>
                <table:table-cell office:value-type="string">
                  <text:p>6938 Pine</text:p>
                </table:table-cell>
                <table:table-cell office:value-type="string">
                  <text:p>Arlington</text:p>
                </table:table-cell>
                <table:table-cell office:value-type="string">
                  <text:p>ID</text:p>
                </table:table-cell>
                <table:table-cell office:value-type="float" office:value="68499">
                  <text:p>68499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61679">
                  <text:p>$61,679.00</text:p>
                </table:table-cell>
              </table:table-row>
              <table:table-row table:style-name="ro2">
                <table:table-cell/>
                <table:table-cell office:value-type="string">
                  <text:p>Brown</text:p>
                </table:table-cell>
                <table:table-cell office:value-type="string">
                  <text:p>David</text:p>
                </table:table-cell>
                <table:table-cell table:style-name="ce3" office:value-type="float" office:value="2125553053">
                  <text:p>2125553053</text:p>
                </table:table-cell>
                <table:table-cell office:value-type="string">
                  <text:p>2347 Mahogany</text:p>
                </table:table-cell>
                <table:table-cell office:value-type="string">
                  <text:p>Salem</text:p>
                </table:table-cell>
                <table:table-cell office:value-type="string">
                  <text:p>CT</text:p>
                </table:table-cell>
                <table:table-cell office:value-type="float" office:value="20304">
                  <text:p>20304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53975">
                  <text:p>$53,975.00</text:p>
                </table:table-cell>
              </table:table-row>
              <table:table-row table:style-name="ro2">
                <table:table-cell/>
                <table:table-cell office:value-type="string">
                  <text:p>Davis</text:p>
                </table:table-cell>
                <table:table-cell office:value-type="string">
                  <text:p>Richard</text:p>
                </table:table-cell>
                <table:table-cell table:style-name="ce3" office:value-type="float" office:value="8585553053">
                  <text:p>8585553053</text:p>
                </table:table-cell>
                <table:table-cell office:value-type="string">
                  <text:p>3837 Ash</text:p>
                </table:table-cell>
                <table:table-cell office:value-type="string">
                  <text:p>Fairview</text:p>
                </table:table-cell>
                <table:table-cell office:value-type="string">
                  <text:p>DE</text:p>
                </table:table-cell>
                <table:table-cell office:value-type="float" office:value="35829">
                  <text:p>35829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60565">
                  <text:p>$60,565.00</text:p>
                </table:table-cell>
              </table:table-row>
              <table:table-row table:style-name="ro2">
                <table:table-cell/>
                <table:table-cell office:value-type="string">
                  <text:p>Jones</text:p>
                </table:table-cell>
                <table:table-cell office:value-type="string">
                  <text:p>William</text:p>
                </table:table-cell>
                <table:table-cell table:style-name="ce3" office:value-type="float" office:value="7545552341">
                  <text:p>7545552341</text:p>
                </table:table-cell>
                <table:table-cell office:value-type="string">
                  <text:p>926 Cherry</text:p>
                </table:table-cell>
                <table:table-cell office:value-type="string">
                  <text:p>Greenville</text:p>
                </table:table-cell>
                <table:table-cell office:value-type="string">
                  <text:p>CA</text:p>
                </table:table-cell>
                <table:table-cell office:value-type="float" office:value="36216">
                  <text:p>36216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D</text:p>
                </table:table-cell>
                <table:table-cell office:value-type="currency" office:currency="USD" office:value="61637">
                  <text:p>$61,637.00</text:p>
                </table:table-cell>
              </table:table-row>
              <table:table-row table:style-name="ro2">
                <table:table-cell/>
                <table:table-cell office:value-type="string">
                  <text:p>Lee</text:p>
                </table:table-cell>
                <table:table-cell office:value-type="string">
                  <text:p>Donna</text:p>
                </table:table-cell>
                <table:table-cell table:style-name="ce3" office:value-type="float" office:value="5155558963">
                  <text:p>5155558963</text:p>
                </table:table-cell>
                <table:table-cell office:value-type="string">
                  <text:p>73621 Gum</text:p>
                </table:table-cell>
                <table:table-cell office:value-type="string">
                  <text:p>Kingston</text:p>
                </table:table-cell>
                <table:table-cell office:value-type="string">
                  <text:p>VT</text:p>
                </table:table-cell>
                <table:table-cell office:value-type="float" office:value="43117">
                  <text:p>43117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D</text:p>
                </table:table-cell>
                <table:table-cell office:value-type="currency" office:currency="USD" office:value="32498">
                  <text:p>$32,498.00</text:p>
                </table:table-cell>
              </table:table-row>
              <table:table-row table:style-name="ro2">
                <table:table-cell/>
                <table:table-cell office:value-type="string">
                  <text:p>Lopez</text:p>
                </table:table-cell>
                <table:table-cell office:value-type="string">
                  <text:p>Kenneth</text:p>
                </table:table-cell>
                <table:table-cell table:style-name="ce3" office:value-type="float" office:value="8705552035">
                  <text:p>8705552035</text:p>
                </table:table-cell>
                <table:table-cell office:value-type="string">
                  <text:p>19257 Hawthorne</text:p>
                </table:table-cell>
                <table:table-cell office:value-type="string">
                  <text:p>Oakland</text:p>
                </table:table-cell>
                <table:table-cell office:value-type="string">
                  <text:p>NH</text:p>
                </table:table-cell>
                <table:table-cell office:value-type="float" office:value="20304">
                  <text:p>20304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31205">
                  <text:p>$31,205.00</text:p>
                </table:table-cell>
              </table:table-row>
              <table:table-row table:style-name="ro2">
                <table:table-cell/>
                <table:table-cell office:value-type="string">
                  <text:p>Rodriguez</text:p>
                </table:table-cell>
                <table:table-cell office:value-type="string">
                  <text:p>Lisa</text:p>
                </table:table-cell>
                <table:table-cell table:style-name="ce3" office:value-type="float" office:value="2895351135">
                  <text:p>2895351135</text:p>
                </table:table-cell>
                <table:table-cell office:value-type="string">
                  <text:p>838 Elm</text:p>
                </table:table-cell>
                <table:table-cell office:value-type="string">
                  <text:p>Riverside</text:p>
                </table:table-cell>
                <table:table-cell office:value-type="string">
                  <text:p>NY</text:p>
                </table:table-cell>
                <table:table-cell office:value-type="float" office:value="20304">
                  <text:p>20304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42641">
                  <text:p>$42,641.00</text:p>
                </table:table-cell>
              </table:table-row>
              <table:table-row table:style-name="ro2">
                <table:table-cell/>
                <table:table-cell office:value-type="string">
                  <text:p>White</text:p>
                </table:table-cell>
                <table:table-cell office:value-type="string">
                  <text:p>Elizabeth</text:p>
                </table:table-cell>
                <table:table-cell table:style-name="ce3" office:value-type="float" office:value="9715555758">
                  <text:p>9715555758</text:p>
                </table:table-cell>
                <table:table-cell office:value-type="string">
                  <text:p>1323 Chestnut</text:p>
                </table:table-cell>
                <table:table-cell office:value-type="string">
                  <text:p>Oxford</text:p>
                </table:table-cell>
                <table:table-cell office:value-type="string">
                  <text:p>KS</text:p>
                </table:table-cell>
                <table:table-cell office:value-type="float" office:value="2304">
                  <text:p>2304</text:p>
                </table:table-cell>
                <table:table-cell table:content-validation-name="val3" office:value-type="string">
                  <text:p>Accounting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48834">
                  <text:p>$48,834.00</text:p>
                </table:table-cell>
              </table:table-row>
              <table:table-row table:style-name="ro2">
                <table:table-cell/>
                <table:table-cell office:value-type="string">
                  <text:p>Williams</text:p>
                </table:table-cell>
                <table:table-cell office:value-type="string">
                  <text:p>Michael</text:p>
                </table:table-cell>
                <table:table-cell table:style-name="ce3" office:value-type="float" office:value="2125551234">
                  <text:p>2125551234</text:p>
                </table:table-cell>
                <table:table-cell office:value-type="string">
                  <text:p>35123 Main st.</text:p>
                </table:table-cell>
                <table:table-cell office:value-type="string">
                  <text:p>Springfield</text:p>
                </table:table-cell>
                <table:table-cell office:value-type="string">
                  <text:p>AZ</text:p>
                </table:table-cell>
                <table:table-cell office:value-type="float" office:value="12345">
                  <text:p>12345</text:p>
                </table:table-cell>
                <table:table-cell office:value-type="string">
                  <text:p>Accounting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47540">
                  <text:p>$47,540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office:value-type="string">
                <text:p>Accounting Count</text:p>
              </table:table-cell>
              <table:table-cell/>
              <table:table-cell table:style-name="Result" table:formula="of:=SUBTOTAL(3;[.$K$5:.$K$14])" office:value-type="float" office:value="10">
                <text:p>10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office:value-type="string">
              <text:p>Accounting Sum</text:p>
            </table:table-cell>
            <table:table-cell/>
            <table:table-cell table:style-name="Result" table:formula="of:=SUBTOTAL(9;[.$K$5:.$K$15])" office:value-type="currency" office:currency="USD" office:value="505456">
              <text:p>$505,456.00</text:p>
            </table:table-cell>
          </table:table-row>
          <table:table-row-group>
            <table:table-row-group>
              <table:table-row table:style-name="ro2">
                <table:table-cell/>
                <table:table-cell office:value-type="string">
                  <text:p>Clark</text:p>
                </table:table-cell>
                <table:table-cell office:value-type="string">
                  <text:p>Nancy</text:p>
                </table:table-cell>
                <table:table-cell table:style-name="ce3" office:value-type="float" office:value="9075559503">
                  <text:p>9075559503</text:p>
                </table:table-cell>
                <table:table-cell office:value-type="string">
                  <text:p>3653 Magnolia</text:p>
                </table:table-cell>
                <table:table-cell office:value-type="string">
                  <text:p>Milford</text:p>
                </table:table-cell>
                <table:table-cell office:value-type="string">
                  <text:p>MO</text:p>
                </table:table-cell>
                <table:table-cell office:value-type="float" office:value="36216">
                  <text:p>36216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63407">
                  <text:p>$63,407.00</text:p>
                </table:table-cell>
              </table:table-row>
              <table:table-row table:style-name="ro2">
                <table:table-cell/>
                <table:table-cell office:value-type="string">
                  <text:p>Hill</text:p>
                </table:table-cell>
                <table:table-cell office:value-type="string">
                  <text:p>Steven</text:p>
                </table:table-cell>
                <table:table-cell table:style-name="ce3" office:value-type="float" office:value="3375553902">
                  <text:p>3375553902</text:p>
                </table:table-cell>
                <table:table-cell office:value-type="string">
                  <text:p>39593 Cork</text:p>
                </table:table-cell>
                <table:table-cell office:value-type="string">
                  <text:p>Dover</text:p>
                </table:table-cell>
                <table:table-cell office:value-type="string">
                  <text:p>NV</text:p>
                </table:table-cell>
                <table:table-cell office:value-type="float" office:value="35829">
                  <text:p>35829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71154">
                  <text:p>$71,154.00</text:p>
                </table:table-cell>
              </table:table-row>
              <table:table-row table:style-name="ro2">
                <table:table-cell/>
                <table:table-cell office:value-type="string">
                  <text:p>Lewis</text:p>
                </table:table-cell>
                <table:table-cell office:value-type="string">
                  <text:p>Sandra</text:p>
                </table:table-cell>
                <table:table-cell table:style-name="ce3" office:value-type="float" office:value="6235550303">
                  <text:p>6235550303</text:p>
                </table:table-cell>
                <table:table-cell office:value-type="string">
                  <text:p>2390 Sumac</text:p>
                </table:table-cell>
                <table:table-cell office:value-type="string">
                  <text:p>Cleveland</text:p>
                </table:table-cell>
                <table:table-cell office:value-type="string">
                  <text:p>NJ</text:p>
                </table:table-cell>
                <table:table-cell office:value-type="float" office:value="35167">
                  <text:p>35167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31350">
                  <text:p>$31,350.00</text:p>
                </table:table-cell>
              </table:table-row>
              <table:table-row table:style-name="ro2">
                <table:table-cell/>
                <table:table-cell office:value-type="string">
                  <text:p>Martinez</text:p>
                </table:table-cell>
                <table:table-cell office:value-type="string">
                  <text:p>Helen</text:p>
                </table:table-cell>
                <table:table-cell table:style-name="ce3" office:value-type="float" office:value="8185557141">
                  <text:p>8185557141</text:p>
                </table:table-cell>
                <table:table-cell office:value-type="string">
                  <text:p>9789 Redwood</text:p>
                </table:table-cell>
                <table:table-cell office:value-type="string">
                  <text:p>Dayton</text:p>
                </table:table-cell>
                <table:table-cell office:value-type="string">
                  <text:p>MA</text:p>
                </table:table-cell>
                <table:table-cell office:value-type="float" office:value="68499">
                  <text:p>68499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69123">
                  <text:p>$69,123.00</text:p>
                </table:table-cell>
              </table:table-row>
              <table:table-row table:style-name="ro2">
                <table:table-cell/>
                <table:table-cell office:value-type="string">
                  <text:p>Moore</text:p>
                </table:table-cell>
                <table:table-cell office:value-type="string">
                  <text:p>Joseph</text:p>
                </table:table-cell>
                <table:table-cell table:style-name="ce3" office:value-type="float" office:value="6615551234">
                  <text:p>6615551234</text:p>
                </table:table-cell>
                <table:table-cell office:value-type="string">
                  <text:p>3950 Dogwood</text:p>
                </table:table-cell>
                <table:table-cell office:value-type="string">
                  <text:p>Washington</text:p>
                </table:table-cell>
                <table:table-cell office:value-type="string">
                  <text:p>GA</text:p>
                </table:table-cell>
                <table:table-cell office:value-type="float" office:value="30267">
                  <text:p>30267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56484">
                  <text:p>$56,484.00</text:p>
                </table:table-cell>
              </table:table-row>
              <table:table-row table:style-name="ro2">
                <table:table-cell/>
                <table:table-cell office:value-type="string">
                  <text:p>Robinson</text:p>
                </table:table-cell>
                <table:table-cell office:value-type="string">
                  <text:p>Karen</text:p>
                </table:table-cell>
                <table:table-cell table:style-name="ce3" office:value-type="float" office:value="3105552360">
                  <text:p>3105552360</text:p>
                </table:table-cell>
                <table:table-cell office:value-type="string">
                  <text:p>98342 Juniper</text:p>
                </table:table-cell>
                <table:table-cell office:value-type="string">
                  <text:p>Lexington</text:p>
                </table:table-cell>
                <table:table-cell office:value-type="string">
                  <text:p>MS</text:p>
                </table:table-cell>
                <table:table-cell office:value-type="float" office:value="12345">
                  <text:p>12345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58769">
                  <text:p>$58,769.00</text:p>
                </table:table-cell>
              </table:table-row>
              <table:table-row table:style-name="ro2">
                <table:table-cell/>
                <table:table-cell office:value-type="string">
                  <text:p>Smith</text:p>
                </table:table-cell>
                <table:table-cell office:value-type="string">
                  <text:p>James</text:p>
                </table:table-cell>
                <table:table-cell table:style-name="ce3" office:value-type="float" office:value="1235551234">
                  <text:p>1235551234</text:p>
                </table:table-cell>
                <table:table-cell office:value-type="string">
                  <text:p>123 Maple</text:p>
                </table:table-cell>
                <table:table-cell office:value-type="string">
                  <text:p>Franklin</text:p>
                </table:table-cell>
                <table:table-cell office:value-type="string">
                  <text:p>MI</text:p>
                </table:table-cell>
                <table:table-cell office:value-type="float" office:value="4317">
                  <text:p>4317</text:p>
                </table:table-cell>
                <table:table-cell table:content-validation-name="val3" office:value-type="string">
                  <text:p>IT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50595">
                  <text:p>$50,595.00</text:p>
                </table:table-cell>
              </table:table-row>
              <table:table-row table:style-name="ro2">
                <table:table-cell/>
                <table:table-cell office:value-type="string">
                  <text:p>Wright</text:p>
                </table:table-cell>
                <table:table-cell office:value-type="string">
                  <text:p>George</text:p>
                </table:table-cell>
                <table:table-cell table:style-name="ce3" office:value-type="float" office:value="9135553053">
                  <text:p>9135553053</text:p>
                </table:table-cell>
                <table:table-cell office:value-type="string">
                  <text:p>3713 Walnut</text:p>
                </table:table-cell>
                <table:table-cell office:value-type="string">
                  <text:p>Centerville</text:p>
                </table:table-cell>
                <table:table-cell office:value-type="string">
                  <text:p>WY</text:p>
                </table:table-cell>
                <table:table-cell office:value-type="float" office:value="36216">
                  <text:p>36216</text:p>
                </table:table-cell>
                <table:table-cell office:value-type="string">
                  <text:p>IT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49443">
                  <text:p>$49,443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office:value-type="string">
                <text:p>IT Count</text:p>
              </table:table-cell>
              <table:table-cell/>
              <table:table-cell table:style-name="Result" table:formula="of:=SUBTOTAL(3;[.$K$17:.$K$24])" office:value-type="float" office:value="8">
                <text:p>8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office:value-type="string">
              <text:p>IT Sum</text:p>
            </table:table-cell>
            <table:table-cell/>
            <table:table-cell table:style-name="Result" table:formula="of:=SUBTOTAL(9;[.$K$17:.$K$25])" office:value-type="currency" office:currency="USD" office:value="450325">
              <text:p>$450,325.00</text:p>
            </table:table-cell>
          </table:table-row>
          <table:table-row-group>
            <table:table-row-group>
              <table:table-row table:style-name="ro2">
                <table:table-cell/>
                <table:table-cell office:value-type="string">
                  <text:p>Green</text:p>
                </table:table-cell>
                <table:table-cell office:value-type="string">
                  <text:p>Edward</text:p>
                </table:table-cell>
                <table:table-cell table:style-name="ce3" office:value-type="float" office:value="9035555353">
                  <text:p>9035555353</text:p>
                </table:table-cell>
                <table:table-cell office:value-type="string">
                  <text:p>5555 Tree</text:p>
                </table:table-cell>
                <table:table-cell office:value-type="string">
                  <text:p>Newport</text:p>
                </table:table-cell>
                <table:table-cell office:value-type="string">
                  <text:p>MT</text:p>
                </table:table-cell>
                <table:table-cell office:value-type="float" office:value="38596">
                  <text:p>38596</text:p>
                </table:table-cell>
                <table:table-cell table:content-validation-name="val3" office:value-type="string">
                  <text:p>Management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33340">
                  <text:p>$33,340.00</text:p>
                </table:table-cell>
              </table:table-row>
              <table:table-row table:style-name="ro2">
                <table:table-cell/>
                <table:table-cell office:value-type="string">
                  <text:p>Thompson</text:p>
                </table:table-cell>
                <table:table-cell office:value-type="string">
                  <text:p>Donald</text:p>
                </table:table-cell>
                <table:table-cell table:style-name="ce3" office:value-type="float" office:value="5015558492">
                  <text:p>5015558492</text:p>
                </table:table-cell>
                <table:table-cell office:value-type="string">
                  <text:p>11284 Cottenwood</text:p>
                </table:table-cell>
                <table:table-cell office:value-type="string">
                  <text:p>Milton</text:p>
                </table:table-cell>
                <table:table-cell office:value-type="string">
                  <text:p>ME</text:p>
                </table:table-cell>
                <table:table-cell office:value-type="float" office:value="30267">
                  <text:p>30267</text:p>
                </table:table-cell>
                <table:table-cell table:content-validation-name="val3" office:value-type="string">
                  <text:p>Management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55971">
                  <text:p>$55,971.00</text:p>
                </table:table-cell>
              </table:table-row>
              <table:table-row table:style-name="ro2">
                <table:table-cell/>
                <table:table-cell office:value-type="string">
                  <text:p>Walker</text:p>
                </table:table-cell>
                <table:table-cell office:value-type="string">
                  <text:p>Ruth</text:p>
                </table:table-cell>
                <table:table-cell table:style-name="ce3" office:value-type="float" office:value="7015550313">
                  <text:p>7015550313</text:p>
                </table:table-cell>
                <table:table-cell office:value-type="string">
                  <text:p>1218 Beech</text:p>
                </table:table-cell>
                <table:table-cell office:value-type="string">
                  <text:p>Hudson</text:p>
                </table:table-cell>
                <table:table-cell office:value-type="string">
                  <text:p>VA</text:p>
                </table:table-cell>
                <table:table-cell office:value-type="float" office:value="68499">
                  <text:p>68499</text:p>
                </table:table-cell>
                <table:table-cell table:content-validation-name="val3" office:value-type="string">
                  <text:p>Management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67104">
                  <text:p>$67,104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table:content-validation-name="val3" office:value-type="string">
                <text:p>Management Count</text:p>
              </table:table-cell>
              <table:table-cell/>
              <table:table-cell table:style-name="Result" table:formula="of:=SUBTOTAL(3;[.$K$27:.$K$29])" office:value-type="float" office:value="3">
                <text:p>3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table:content-validation-name="val3" office:value-type="string">
              <text:p>Management Sum</text:p>
            </table:table-cell>
            <table:table-cell/>
            <table:table-cell table:style-name="Result" table:formula="of:=SUBTOTAL(9;[.$K$27:.$K$30])" office:value-type="currency" office:currency="USD" office:value="156415">
              <text:p>$156,415.00</text:p>
            </table:table-cell>
          </table:table-row>
          <table:table-row-group>
            <table:table-row-group>
              <table:table-row table:style-name="ro2">
                <table:table-cell/>
                <table:table-cell office:value-type="string">
                  <text:p>Hall</text:p>
                </table:table-cell>
                <table:table-cell office:value-type="string">
                  <text:p>Sharon</text:p>
                </table:table-cell>
                <table:table-cell table:style-name="ce3" office:value-type="float" office:value="2125559305">
                  <text:p>2125559305</text:p>
                </table:table-cell>
                <table:table-cell office:value-type="string">
                  <text:p>395 Fir</text:p>
                </table:table-cell>
                <table:table-cell office:value-type="string">
                  <text:p>Winchester</text:p>
                </table:table-cell>
                <table:table-cell office:value-type="string">
                  <text:p>WI</text:p>
                </table:table-cell>
                <table:table-cell office:value-type="float" office:value="42134">
                  <text:p>42134</text:p>
                </table:table-cell>
                <table:table-cell table:content-validation-name="val3" office:value-type="string">
                  <text:p>Manufacturing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30662">
                  <text:p>$30,662.00</text:p>
                </table:table-cell>
              </table:table-row>
              <table:table-row table:style-name="ro2">
                <table:table-cell/>
                <table:table-cell office:value-type="string">
                  <text:p>Harris</text:p>
                </table:table-cell>
                <table:table-cell office:value-type="string">
                  <text:p>Daniel</text:p>
                </table:table-cell>
                <table:table-cell table:style-name="ce3" office:value-type="float" office:value="8065552953">
                  <text:p>8065552953</text:p>
                </table:table-cell>
                <table:table-cell office:value-type="string">
                  <text:p>1134 Pinacceae</text:p>
                </table:table-cell>
                <table:table-cell office:value-type="string">
                  <text:p>Clayton</text:p>
                </table:table-cell>
                <table:table-cell office:value-type="string">
                  <text:p>KY</text:p>
                </table:table-cell>
                <table:table-cell office:value-type="float" office:value="35829">
                  <text:p>35829</text:p>
                </table:table-cell>
                <table:table-cell office:value-type="string">
                  <text:p>Manufactur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64174">
                  <text:p>$64,174.00</text:p>
                </table:table-cell>
              </table:table-row>
              <table:table-row table:style-name="ro2">
                <table:table-cell/>
                <table:table-cell office:value-type="string">
                  <text:p>Martin</text:p>
                </table:table-cell>
                <table:table-cell office:value-type="string">
                  <text:p>Mark</text:p>
                </table:table-cell>
                <table:table-cell table:style-name="ce3" office:value-type="float" office:value="9185553905">
                  <text:p>9185553905</text:p>
                </table:table-cell>
                <table:table-cell office:value-type="string">
                  <text:p>8743 Poplar</text:p>
                </table:table-cell>
                <table:table-cell office:value-type="string">
                  <text:p>Jackson</text:p>
                </table:table-cell>
                <table:table-cell office:value-type="string">
                  <text:p>LA</text:p>
                </table:table-cell>
                <table:table-cell office:value-type="float" office:value="38596">
                  <text:p>38596</text:p>
                </table:table-cell>
                <table:table-cell office:value-type="string">
                  <text:p>Manufacturing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45068">
                  <text:p>$45,068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office:value-type="string">
                <text:p>Manufacturing Count</text:p>
              </table:table-cell>
              <table:table-cell/>
              <table:table-cell table:style-name="Result" table:formula="of:=SUBTOTAL(3;[.$K$32:.$K$34])" office:value-type="float" office:value="3">
                <text:p>3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office:value-type="string">
              <text:p>Manufacturing Sum</text:p>
            </table:table-cell>
            <table:table-cell/>
            <table:table-cell table:style-name="Result" table:formula="of:=SUBTOTAL(9;[.$K$32:.$K$35])" office:value-type="currency" office:currency="USD" office:value="139904">
              <text:p>$139,904.00</text:p>
            </table:table-cell>
          </table:table-row>
          <table:table-row-group>
            <table:table-row-group>
              <table:table-row table:style-name="ro2">
                <table:table-cell/>
                <table:table-cell office:value-type="string">
                  <text:p>Jackson</text:p>
                </table:table-cell>
                <table:table-cell office:value-type="string">
                  <text:p>Barbara</text:p>
                </table:table-cell>
                <table:table-cell table:style-name="ce3" table:content-validation-name="val1" office:value-type="float" office:value="7875555411">
                  <text:p>7875555411</text:p>
                </table:table-cell>
                <table:table-cell office:value-type="string">
                  <text:p>4848 Ivy</text:p>
                </table:table-cell>
                <table:table-cell office:value-type="string">
                  <text:p>Manchester</text:p>
                </table:table-cell>
                <table:table-cell office:value-type="string">
                  <text:p>IN</text:p>
                </table:table-cell>
                <table:table-cell table:content-validation-name="val2" office:value-type="float" office:value="36216">
                  <text:p>36216</text:p>
                </table:table-cell>
                <table:table-cell table:content-validation-name="val4" office:value-type="string">
                  <text:p>Marketing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46915">
                  <text:p>$46,915.00</text:p>
                </table:table-cell>
              </table:table-row>
              <table:table-row table:style-name="ro2">
                <table:table-cell/>
                <table:table-cell office:value-type="string">
                  <text:p>Taylor</text:p>
                </table:table-cell>
                <table:table-cell office:value-type="string">
                  <text:p>Mark</text:p>
                </table:table-cell>
                <table:table-cell table:style-name="ce3" office:value-type="float" office:value="5055552839">
                  <text:p>5055552839</text:p>
                </table:table-cell>
                <table:table-cell office:value-type="string">
                  <text:p>3957 Willow</text:p>
                </table:table-cell>
                <table:table-cell office:value-type="string">
                  <text:p>Georgetown</text:p>
                </table:table-cell>
                <table:table-cell office:value-type="string">
                  <text:p>HI</text:p>
                </table:table-cell>
                <table:table-cell office:value-type="float" office:value="4317">
                  <text:p>4317</text:p>
                </table:table-cell>
                <table:table-cell table:content-validation-name="val3" office:value-type="string">
                  <text:p>Marketing</text:p>
                </table:table-cell>
                <table:table-cell office:value-type="string">
                  <text:p>Group D</text:p>
                </table:table-cell>
                <table:table-cell office:value-type="currency" office:currency="USD" office:value="46350">
                  <text:p>$46,350.00</text:p>
                </table:table-cell>
              </table:table-row>
              <table:table-row table:style-name="ro2">
                <table:table-cell/>
                <table:table-cell office:value-type="string">
                  <text:p>Thomas</text:p>
                </table:table-cell>
                <table:table-cell office:value-type="string">
                  <text:p>Linda</text:p>
                </table:table-cell>
                <table:table-cell table:style-name="ce3" office:value-type="float" office:value="6505552960">
                  <text:p>6505552960</text:p>
                </table:table-cell>
                <table:table-cell office:value-type="string">
                  <text:p>9283 Cedar</text:p>
                </table:table-cell>
                <table:table-cell office:value-type="string">
                  <text:p>Burlington</text:p>
                </table:table-cell>
                <table:table-cell office:value-type="string">
                  <text:p>IL</text:p>
                </table:table-cell>
                <table:table-cell office:value-type="float" office:value="12345">
                  <text:p>12345</text:p>
                </table:table-cell>
                <table:table-cell table:content-validation-name="val3" office:value-type="string">
                  <text:p>Marketing</text:p>
                </table:table-cell>
                <table:table-cell office:value-type="string">
                  <text:p>Group B</text:p>
                </table:table-cell>
                <table:table-cell office:value-type="currency" office:currency="USD" office:value="66950">
                  <text:p>$66,950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table:content-validation-name="val3" office:value-type="string">
                <text:p>Marketing Count</text:p>
              </table:table-cell>
              <table:table-cell/>
              <table:table-cell table:style-name="Result" table:formula="of:=SUBTOTAL(3;[.$K$37:.$K$39])" office:value-type="float" office:value="3">
                <text:p>3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table:content-validation-name="val3" office:value-type="string">
              <text:p>Marketing Sum</text:p>
            </table:table-cell>
            <table:table-cell/>
            <table:table-cell table:style-name="Result" table:formula="of:=SUBTOTAL(9;[.$K$37:.$K$40])" office:value-type="currency" office:currency="USD" office:value="160215">
              <text:p>$160,215.00</text:p>
            </table:table-cell>
          </table:table-row>
          <table:table-row-group>
            <table:table-row-group>
              <table:table-row table:style-name="ro2">
                <table:table-cell/>
                <table:table-cell office:value-type="string">
                  <text:p>Garcia</text:p>
                </table:table-cell>
                <table:table-cell office:value-type="string">
                  <text:p>Betty</text:p>
                </table:table-cell>
                <table:table-cell table:style-name="ce3" office:value-type="float" office:value="8705552064">
                  <text:p>8705552064</text:p>
                </table:table-cell>
                <table:table-cell office:value-type="string">
                  <text:p>2345 Crabapple</text:p>
                </table:table-cell>
                <table:table-cell office:value-type="string">
                  <text:p>Auburn</text:p>
                </table:table-cell>
                <table:table-cell office:value-type="string">
                  <text:p>MD</text:p>
                </table:table-cell>
                <table:table-cell office:value-type="float" office:value="4233">
                  <text:p>4233</text:p>
                </table:table-cell>
                <table:table-cell table:content-validation-name="val3" office:value-type="string">
                  <text:p>Security</text:p>
                </table:table-cell>
                <table:table-cell office:value-type="string">
                  <text:p>Group C</text:p>
                </table:table-cell>
                <table:table-cell office:value-type="currency" office:currency="USD" office:value="52158">
                  <text:p>$52,158.00</text:p>
                </table:table-cell>
              </table:table-row>
              <table:table-row table:style-name="ro2">
                <table:table-cell/>
                <table:table-cell office:value-type="string">
                  <text:p>Johnson</text:p>
                </table:table-cell>
                <table:table-cell office:value-type="string">
                  <text:p>Robert</text:p>
                </table:table-cell>
                <table:table-cell table:style-name="ce3" office:value-type="float" office:value="3135551987">
                  <text:p>3135551987</text:p>
                </table:table-cell>
                <table:table-cell office:value-type="string">
                  <text:p>7886 Oak</text:p>
                </table:table-cell>
                <table:table-cell office:value-type="string">
                  <text:p>Clinton</text:p>
                </table:table-cell>
                <table:table-cell office:value-type="string">
                  <text:p>AK</text:p>
                </table:table-cell>
                <table:table-cell office:value-type="float" office:value="68499">
                  <text:p>68499</text:p>
                </table:table-cell>
                <table:table-cell table:content-validation-name="val3" office:value-type="string">
                  <text:p>Security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51004">
                  <text:p>$51,004.00</text:p>
                </table:table-cell>
              </table:table-row>
              <table:table-row table:style-name="ro2">
                <table:table-cell/>
                <table:table-cell office:value-type="string">
                  <text:p>Miller</text:p>
                </table:table-cell>
                <table:table-cell office:value-type="string">
                  <text:p>Charles</text:p>
                </table:table-cell>
                <table:table-cell table:style-name="ce3" office:value-type="float" office:value="8585552853">
                  <text:p>8585552853</text:p>
                </table:table-cell>
                <table:table-cell office:value-type="string">
                  <text:p>3579 Birch</text:p>
                </table:table-cell>
                <table:table-cell office:value-type="string">
                  <text:p>Madison</text:p>
                </table:table-cell>
                <table:table-cell office:value-type="string">
                  <text:p>FL</text:p>
                </table:table-cell>
                <table:table-cell office:value-type="float" office:value="38596">
                  <text:p>38596</text:p>
                </table:table-cell>
                <table:table-cell office:value-type="string">
                  <text:p>Security</text:p>
                </table:table-cell>
                <table:table-cell office:value-type="string">
                  <text:p>Group A</text:p>
                </table:table-cell>
                <table:table-cell office:value-type="currency" office:currency="USD" office:value="72904">
                  <text:p>$72,904.00</text:p>
                </table:table-cell>
              </table:table-row>
            </table:table-row-group>
            <table:table-row table:style-name="ro2">
              <table:table-cell table:number-columns-repeated="3"/>
              <table:table-cell table:style-name="ce3"/>
              <table:table-cell table:number-columns-repeated="4"/>
              <table:table-cell table:style-name="Result" office:value-type="string">
                <text:p>Security Count</text:p>
              </table:table-cell>
              <table:table-cell/>
              <table:table-cell table:style-name="Result" table:formula="of:=SUBTOTAL(3;[.$K$42:.$K$44])" office:value-type="float" office:value="3">
                <text:p>3</text:p>
              </table:table-cell>
            </table:table-row>
          </table:table-row-group>
          <table:table-row table:style-name="ro2">
            <table:table-cell table:number-columns-repeated="3"/>
            <table:table-cell table:style-name="ce3"/>
            <table:table-cell table:number-columns-repeated="4"/>
            <table:table-cell table:style-name="Result" office:value-type="string">
              <text:p>Security Sum</text:p>
            </table:table-cell>
            <table:table-cell/>
            <table:table-cell table:style-name="Result" table:formula="of:=SUBTOTAL(9;[.$K$42:.$K$45])" office:value-type="currency" office:currency="USD" office:value="176066">
              <text:p>$176,066.00</text:p>
            </table:table-cell>
          </table:table-row>
        </table:table-row-group>
        <table:table-row table:style-name="ro2">
          <table:table-cell table:number-columns-repeated="3"/>
          <table:table-cell table:style-name="ce3"/>
          <table:table-cell table:number-columns-repeated="4"/>
          <table:table-cell table:style-name="Result" office:value-type="string">
            <text:p>Grand Total</text:p>
          </table:table-cell>
          <table:table-cell/>
          <table:table-cell table:style-name="Result" table:formula="of:=SUBTOTAL(9;[.$K$5:.$K$46])" office:value-type="currency" office:currency="USD" office:value="1588381">
            <text:p>$1,588,381.00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7"/>
        </table:table-row>
        <table:table-row table:style-name="ro2" table:number-rows-repeated="104852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Department</text:p>
          </table:table-cell>
          <table:table-cell/>
          <table:table-cell office:value-type="string">
            <text:p>GroupID</text:p>
          </table:table-cell>
        </table:table-row>
        <table:table-row table:style-name="ro2">
          <table:table-cell/>
          <table:table-cell office:value-type="string">
            <text:p>IT</text:p>
          </table:table-cell>
          <table:table-cell/>
          <table:table-cell office:value-type="string">
            <text:p>Group A</text:p>
          </table:table-cell>
        </table:table-row>
        <table:table-row table:style-name="ro2">
          <table:table-cell/>
          <table:table-cell office:value-type="string">
            <text:p>Security</text:p>
          </table:table-cell>
          <table:table-cell/>
          <table:table-cell office:value-type="string">
            <text:p>Group B</text:p>
          </table:table-cell>
        </table:table-row>
        <table:table-row table:style-name="ro2">
          <table:table-cell/>
          <table:table-cell office:value-type="string">
            <text:p>Accounting</text:p>
          </table:table-cell>
          <table:table-cell/>
          <table:table-cell office:value-type="string">
            <text:p>Group C</text:p>
          </table:table-cell>
        </table:table-row>
        <table:table-row table:style-name="ro2">
          <table:table-cell/>
          <table:table-cell office:value-type="string">
            <text:p>Marketing</text:p>
          </table:table-cell>
          <table:table-cell/>
          <table:table-cell office:value-type="string">
            <text:p>Group D</text:p>
          </table:table-cell>
        </table:table-row>
        <table:table-row table:style-name="ro2">
          <table:table-cell/>
          <table:table-cell office:value-type="string">
            <text:p>Manage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nufacturing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Departments" table:base-cell-address="$Sheet2.$B$4" table:cell-range-address="$Sheet2.$B$4:.$B$9"/>
      </table:named-expressions>
      <table:database-ranges>
        <table:database-range table:target-range-address="Sheet1.B4:Sheet1.K47">
          <table:sort table:bind-styles-to-content="false">
            <table:sort-by table:field-number="7" table:data-type="automatic"/>
            <table:sort-by table:field-number="7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7">
              <table:subtotal-field table:field-number="9" table:function="sum"/>
            </table:subtotal-rule>
            <table:subtotal-rule table:group-by-field-number="7">
              <table:subtotal-field table:field-number="9" table:function="count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07/12/2011</text:date>, <text:time>15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25M32S</meta:editing-duration>
    <meta:editing-cycles>7</meta:editing-cycles>
    <meta:generator>LibreOffice/3.3$Win32 LibreOffice_project/330m19$Build-202</meta:generator>
    <dc:date>2011-07-12T15:57:37.55</dc:date>
    <dc:creator>All Users</dc:creator>
    <meta:document-statistic meta:table-count="3" meta:cell-count="349" meta:object-count="0"/>
    <meta:user-defined meta:name="Info 1"/>
    <meta:user-defined meta:name="Info 2"/>
    <meta:user-defined meta:name="Info 3"/>
    <meta:user-defined meta:name="Info 4"/>
  </office:meta>
</office:document-meta>
</file>